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90000006049D73F29F612EB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9in" table:align="margins" style:writing-mode="lr-tb"/>
    </style:style>
    <style:style style:name="Table2.A" style:family="table-column">
      <style:table-column-properties style:column-width="0.7521in" style:rel-column-width="1083*"/>
    </style:style>
    <style:style style:name="Table2.B" style:family="table-column">
      <style:table-column-properties style:column-width="5.2479in" style:rel-column-width="7557*"/>
    </style:style>
    <style:style style:name="Table2.C" style:family="table-column">
      <style:table-column-properties style:column-width="3in" style:rel-column-width="4320*"/>
    </style:style>
    <style:style style:name="Table2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666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officeooo:rsid="0006a888" officeooo:paragraph-rsid="0006a888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6a888" officeooo:paragraph-rsid="0006a888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36pt" officeooo:rsid="0006a888" officeooo:paragraph-rsid="0006a888" style:font-size-asian="36pt" style:font-size-complex="36pt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20pt" fo:font-weight="bold" officeooo:rsid="0006a888" officeooo:paragraph-rsid="0006a888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6a888" officeooo:paragraph-rsid="0006a888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27"/>ALGORITHMS <text:s text:c="18"/><draw:frame text:anchor-type="as-char" svg:y="-0.6953in" draw:z-index="0" draw:style-name="gr1" draw:text-style-name="P10" svg:width="0.9161in" svg:height="0.7724in"><draw:image xlink:href="Pictures/10000000000000690000006049D73F29F612EB6D.png" xlink:type="simple" xlink:show="embed" xlink:actuate="onLoad"><text:p/></draw:image></draw:frame></text:p>
      <text:p text:style-name="P2">Phone Numbers</text:p>
      <text:p text:style-name="P3">TASK #3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o.</text:p>
          </table:table-cell>
          <table:table-cell table:style-name="Table2.A1" office:value-type="string">
            <text:p text:style-name="P7">Name</text:p>
          </table:table-cell>
          <table:table-cell table:style-name="Table2.C1" office:value-type="string">
            <text:p text:style-name="P7">ID</text:p>
          </table:table-cell>
        </table:table-row>
        <table:table-row>
          <table:table-cell table:style-name="Table2.A5" office:value-type="string">
            <text:p text:style-name="P8">1</text:p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9"/>
          </table:table-cell>
        </table:table-row>
        <table:table-row>
          <table:table-cell table:style-name="Table2.A5" office:value-type="string">
            <text:p text:style-name="P8">2</text:p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9"/>
          </table:table-cell>
        </table:table-row>
        <table:table-row>
          <table:table-cell table:style-name="Table2.A5" office:value-type="string">
            <text:p text:style-name="P8">3</text:p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9"/>
          </table:table-cell>
        </table:table-row>
        <table:table-row>
          <table:table-cell table:style-name="Table2.A5" office:value-type="string">
            <text:p text:style-name="P8">4</text:p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a Sedky</meta:initial-creator>
    <meta:editing-cycles>3</meta:editing-cycles>
    <meta:creation-date>2017-02-28T21:28:00</meta:creation-date>
    <dc:date>2017-05-15T20:46:49.401062050</dc:date>
    <meta:editing-duration>PT29M43S</meta:editing-duration>
    <meta:generator>LibreOffice/5.1.6.2$Linux_X86_64 LibreOffice_project/10m0$Build-2</meta:generator>
    <meta:document-statistic meta:table-count="1" meta:image-count="0" meta:object-count="0" meta:page-count="1" meta:paragraph-count="10" meta:word-count="12" meta:character-count="89" meta:non-whitespace-character-count="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